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d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UMEYROLLE Yann</meta:initial-creator>
    <dc:creator>CRUMEYROLLE Yann</dc:creator>
    <meta:creation-date>2017-02-19T22:43:00Z</meta:creation-date>
    <dc:date>2017-02-19T22:44:00Z</dc:date>
    <meta:print-date>2017-02-19T22:44:00Z</meta:print-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